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67e4" officeooo:paragraph-rsid="000667e4"/>
    </style:style>
    <style:style style:name="P2" style:family="paragraph" style:parent-style-name="Standard">
      <style:text-properties officeooo:rsid="000667e4" officeooo:paragraph-rsid="00066add"/>
    </style:style>
    <style:style style:name="P3" style:family="paragraph" style:parent-style-name="Standard">
      <style:text-properties officeooo:rsid="000667e4" officeooo:paragraph-rsid="000b3b36"/>
    </style:style>
    <style:style style:name="P4" style:family="paragraph" style:parent-style-name="Standard">
      <style:text-properties fo:font-weight="bold" officeooo:rsid="000667e4" officeooo:paragraph-rsid="000667e4" style:font-weight-asian="bold" style:font-weight-complex="bold"/>
    </style:style>
    <style:style style:name="P5" style:family="paragraph" style:parent-style-name="Standard">
      <style:text-properties fo:font-weight="bold" officeooo:rsid="00066add" officeooo:paragraph-rsid="00066add" style:font-weight-asian="bold" style:font-weight-complex="bold"/>
    </style:style>
    <style:style style:name="P6" style:family="paragraph" style:parent-style-name="Standard">
      <style:text-properties fo:font-weight="bold" officeooo:rsid="000b3b36" officeooo:paragraph-rsid="000b3b36" style:font-weight-asian="bold" style:font-weight-complex="bold"/>
    </style:style>
    <style:style style:name="P7" style:family="paragraph" style:parent-style-name="Standard">
      <style:text-properties fo:font-weight="bold" officeooo:rsid="000c9dfb" officeooo:paragraph-rsid="000c9dfb" style:font-weight-asian="bold" style:font-weight-complex="bold"/>
    </style:style>
    <style:style style:name="P8" style:family="paragraph" style:parent-style-name="Standard">
      <style:text-properties officeooo:rsid="00066add" officeooo:paragraph-rsid="00066add"/>
    </style:style>
    <style:style style:name="P9" style:family="paragraph" style:parent-style-name="Standard">
      <style:text-properties officeooo:rsid="00066add" officeooo:paragraph-rsid="000b3b36"/>
    </style:style>
    <style:style style:name="P10" style:family="paragraph" style:parent-style-name="Standard">
      <style:text-properties officeooo:rsid="0007a33d" officeooo:paragraph-rsid="0007a33d"/>
    </style:style>
    <style:style style:name="P11" style:family="paragraph" style:parent-style-name="Standard">
      <style:text-properties officeooo:rsid="000a9bd8" officeooo:paragraph-rsid="000a9bd8"/>
    </style:style>
    <style:style style:name="P12" style:family="paragraph" style:parent-style-name="Standard">
      <style:text-properties officeooo:rsid="000b3b36" officeooo:paragraph-rsid="000b3b36"/>
    </style:style>
    <style:style style:name="P13" style:family="paragraph" style:parent-style-name="Standard">
      <style:text-properties officeooo:rsid="000c9dfb" officeooo:paragraph-rsid="000c9dfb"/>
    </style:style>
    <style:style style:name="P14" style:family="paragraph" style:parent-style-name="Standard">
      <style:text-properties officeooo:rsid="000c9dfb" officeooo:paragraph-rsid="000c9dfb"/>
    </style:style>
    <style:style style:name="P15" style:family="paragraph" style:parent-style-name="Standard">
      <style:text-properties fo:font-weight="bold" officeooo:rsid="00144c31" officeooo:paragraph-rsid="00144c31" style:font-weight-asian="bold" style:font-weight-complex="bold"/>
    </style:style>
    <style:style style:name="P16" style:family="paragraph" style:parent-style-name="Standard">
      <style:text-properties fo:font-weight="normal" officeooo:rsid="00144c31" officeooo:paragraph-rsid="00144c31" style:font-weight-asian="normal" style:font-weight-complex="normal"/>
    </style:style>
    <style:style style:name="T1" style:family="text">
      <style:text-properties officeooo:rsid="00066add"/>
    </style:style>
    <style:style style:name="T2" style:family="text">
      <style:text-properties officeooo:rsid="000ab53e"/>
    </style:style>
    <style:style style:name="T3" style:family="text">
      <style:text-properties officeooo:rsid="000c9dfb"/>
    </style:style>
    <style:style style:name="T4" style:family="text">
      <style:text-properties officeooo:rsid="000cca41"/>
    </style:style>
    <style:style style:name="T5" style:family="text">
      <style:text-properties officeooo:rsid="000e4d94"/>
    </style:style>
    <style:style style:name="T6" style:family="text">
      <style:text-properties officeooo:rsid="000f0e71"/>
    </style:style>
    <style:style style:name="T7" style:family="text">
      <style:text-properties officeooo:rsid="00103ca5"/>
    </style:style>
    <style:style style:name="T8" style:family="text">
      <style:text-properties officeooo:rsid="00108a92"/>
    </style:style>
    <style:style style:name="T9" style:family="text">
      <style:text-properties officeooo:rsid="0011dd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doption Hypothesis</text:p>
      <text:p text:style-name="P1"/>
      <text:p text:style-name="P4">Introduction</text:p>
      <text:p text:style-name="P1"><text:span text:style-name="T1">Democratization</text:span> of Research (<text:span text:style-name="T1">signal</text:span>) <text:s/><text:span text:style-name="T1">Every one has a 'vote' or say on what is important.</text:span></text:p>
      <text:p text:style-name="P11">Today, research<text:span text:style-name="T3">ers are</text:span> mainly hidde<text:span text:style-name="T3">n/disconnected </text:span>to the consumers of products and services. The Dsensor project turns this on its head.</text:p>
      <text:p text:style-name="P1"/>
      <text:p text:style-name="P4">Constrain Domain</text:p>
      <text:p text:style-name="P8">The initial protocol and network infrastructure will be limited to a small set of sensor measurement<text:span text:style-name="T3">s,</text:span> data from the Internet and from wearable devices. <text:s/>This will reduce complexity and provide <text:span text:style-name="T3">a </text:span>more manageable sized software development project initially.</text:p>
      <text:p text:style-name="P1"/>
      <text:p text:style-name="P1">Focus on simple sensor world: <text:s/>Temperature <text:span text:style-name="T3">(Environment)</text:span>, Social Data, Wearables</text:p>
      <text:p text:style-name="P1"/>
      <text:p text:style-name="P5">Break out to Mainstream</text:p>
      <text:p text:style-name="P9">Temperature sensors will <text:span text:style-name="T3">be the main mass adopted, emerging from the DIY maker community, startup and established industry incumbent. <text:s/>Temperature drives a wide range of activity across the environment and life on earth</text:span>. <text:s/></text:p>
      <text:p text:style-name="P3"/>
      <text:p text:style-name="P6">Communities</text:p>
      <text:p text:style-name="P7">Sensors:</text:p>
      <text:p text:style-name="P12">Makers: Arduino, Raspberry Pi, Tessel etc. <text:s/><text:span text:style-name="T4">Test the initial protocol and experimentation base.</text:span></text:p>
      <text:p text:style-name="P12"/>
      <text:p text:style-name="P12">Home sensors, <text:span text:style-name="T3">HIVE, NEST etc. <text:s/>Proprietary but maybe access via API plug ins.</text:span></text:p>
      <text:p text:style-name="P12"/>
      <text:p text:style-name="P13">Mobile: Samsung S5 temperature and humidity. <text:s/>A bet all mobile<text:span text:style-name="T6">s</text:span> will have these sensors soon.</text:p>
      <text:p text:style-name="P3"/>
      <text:p text:style-name="P5">People:</text:p>
      <text:p text:style-name="P13">The wearable market adoption is ahead of blockchain user adoption and entering a second push of innovation. <text:s/>As the sensor<text:span text:style-name="T7">s</text:span> become more ambitious and accurate the task of making sense of the data in context become<text:span text:style-name="T7">s</text:span> exponentially hard. <text:s/>T<text:span text:style-name="T8">o</text:span>o hard for any one business to deliver on. <text:s/>A open decentralized protocol with Networked hypothesis fill<text:span text:style-name="T9">s</text:span> this complexity gap.</text:p>
      <text:p text:style-name="P13"/>
      <text:p text:style-name="P15">Hypothesis Ambition</text:p>
      <text:p text:style-name="P16">Start with research that is nil or very very low fiat start up costs involved. <text:s/>That is hypothesis that can be purely intellectual capital and time/attention cost for the researcher. <text:s/>When cost increase to researchers complexity problem being addressed is vast, or equipment or costly compute resources out with the networks capacity then a mechanism to fund these future hypothesis will be implemented.</text:p>
      <text:p text:style-name="P16"/>
      <text:p text:style-name="P8"/>
      <text:p text:style-name="P10">QS <text:s/>bring activities into a network phase</text:p>
      <text:p text:style-name="P10"/>
      <text:p text:style-name="P10">Fitness – early adoption of wearable technology, <text:span text:style-name="T3">ready to enter networked decentralized v centralized to application coming with the sensor.</text:span></text:p>
      <text:p text:style-name="P10"/>
      <text:p text:style-name="P10">Shopping – start of use of mobile <text:span text:style-name="T3">directly</text:span> in store with sensors e.g. fitting for speedo swimming costume to selecting a can of soup.</text:p>
      <text:p text:style-name="P8"/>
      <text:p text:style-name="P5">Researchers:</text:p>
      <text:p text:style-name="P8"><text:soft-page-break/>Everyone in the network will be <text:span text:style-name="T4">by </text:span>default a researcher but some peer<text:span text:style-name="T4">s</text:span> will provide knowledge that other<text:span text:style-name="T4">s</text:span> do not process and the job of the protocol is to make it <text:span text:style-name="T3">visible</text:span> to all peer<text:span text:style-name="T4">s</text:span> which peers or research peer<text:span text:style-name="T4">s</text:span> on the network <text:span text:style-name="T4">are</text:span> the best to seek out given their sensor data flow?</text:p>
      <text:p text:style-name="P8"/>
      <text:p text:style-name="P8">Traditional science adoption</text:p>
      <text:p text:style-name="P1">QS to Scientist, within science (<text:span text:style-name="T1">behavioral</text:span> before <text:span text:style-name="T1">physicists</text:span> e.g. LHC sensors, data)</text:p>
      <text:p text:style-name="P8"/>
      <text:p text:style-name="P5">Incentive Theories</text:p>
      <text:p text:style-name="P8"/>
      <text:p text:style-name="P5">Self sustaining infrastructure:</text:p>
      <text:p text:style-name="P8">Volunteer of network infrastructure cryptography: only way to accumulate mapping value (currency) <text:span text:style-name="T5">is by volunteering CPU cycles to the network infrastructure.</text:span></text:p>
      <text:p text:style-name="P8"/>
      <text:p text:style-name="P5">Mapping</text:p>
      <text:p text:style-name="P8">Early Mapping, quality of mapping, quality of computational: Built in DAO rules give arbitrary value to early mapping and that reduce<text:span text:style-name="T5">s</text:span> at an evolving discount rate dependent on the growth of the network. <text:s/><text:span text:style-name="T2">Including the code that supports the whole Dsensor protocol.</text:span></text:p>
      <text:p text:style-name="P8"/>
      <text:p text:style-name="P5">Future research:</text:p>
      <text:p text:style-name="P8">'Funding' for researchers - <text:s/>idea of stable and unstable coin for cryto-money, <text:s/>have <text:s/>realtime and futuretime CIQ currency units. <text:s text:c="2"/>Cryptocurrency exchanges may establish rate between CIQ and e.g. Bitcoin or direct to Fiat (if still exists in the future) <text:span text:style-name="T5">or could be non-transferrable CIQ but the network uses this to allow bitcoins or fiat towards researchers i.e. traditional money is still pervasive in society and researcher in liquidity to pay for living expenses.</text:span></text:p>
      <text:p text:style-name="P2"/>
      <text:p text:style-name="P1"/>
      <text:p text:style-name="P5">Examples</text:p>
      <text:p text:style-name="P8"/>
      <text:p text:style-name="P8">Hypothesis <text:s/>temperature <text:s/>and wearable movement, heart rate</text:p>
      <text:p text:style-name="P8"/>
      <text:p text:style-name="P8"/>
      <text:p text:style-name="P8">Hypothesis <text:s/>temperature, social sentiment, movement/heart rate</text:p>
      <text:p text:style-name="P8"/>
      <text:p text:style-name="P8"/>
      <text:p text:style-name="P8">Hypothesis <text:s/>temperature, DNA, social sentiment, movement, heart rate</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6:30:51.627815199</meta:creation-date>
    <meta:generator>LibreOffice/4.2.7.2$Linux_X86_64 LibreOffice_project/420m0$Build-2</meta:generator>
    <dc:date>2015-02-26T11:08:19.633755262</dc:date>
    <meta:editing-duration>PT31M47S</meta:editing-duration>
    <meta:editing-cycles>18</meta:editing-cycles>
    <meta:document-statistic meta:table-count="0" meta:image-count="0" meta:object-count="0" meta:page-count="2" meta:paragraph-count="36" meta:word-count="577" meta:character-count="3813" meta:non-whitespace-character-count="3245"/>
  </office:meta>
</office:document-meta>
</file>